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Georgia"/>
    </style:style>
    <style:style style:name="P4" style:family="paragraph" style:parent-style-name="Text_20_body" style:list-style-name="L1">
      <style:text-properties style:font-name="Georgia" fo:font-size="11pt" officeooo:rsid="000c139d"/>
    </style:style>
    <style:style style:name="P5" style:family="paragraph" style:parent-style-name="Text_20_body" style:list-style-name="L1">
      <style:text-properties style:font-name="Georgia" officeooo:rsid="000d991f" officeooo:paragraph-rsid="000d991f"/>
    </style:style>
    <style:style style:name="P6" style:family="paragraph" style:parent-style-name="Text_20_body" style:list-style-name="L1">
      <style:text-properties style:font-name="Georgia" officeooo:rsid="0013ecd5" officeooo:paragraph-rsid="0013ecd5"/>
    </style:style>
    <style:style style:name="P7" style:family="paragraph" style:parent-style-name="Text_20_body" style:list-style-name="L1">
      <style:text-properties style:font-name="Georgia" officeooo:rsid="0015521d" officeooo:paragraph-rsid="0015521d"/>
    </style:style>
    <style:style style:name="P8" style:family="paragraph" style:parent-style-name="Text_20_body" style:list-style-name="L1">
      <style:text-properties style:font-name="Georgia" officeooo:rsid="0016ce76" officeooo:paragraph-rsid="0016ce76"/>
    </style:style>
    <style:style style:name="P9" style:family="paragraph" style:parent-style-name="Text_20_body" style:list-style-name="L1">
      <style:text-properties style:font-name="Georgia" officeooo:rsid="0015b284" officeooo:paragraph-rsid="0015b284"/>
    </style:style>
    <style:style style:name="T1" style:family="text">
      <style:text-properties fo:color="#0000cc" loext:opacity="100%" style:font-name="NimbusRomNo9L" fo:font-size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9be8"/>
    </style:style>
    <style:style style:name="T4" style:family="text">
      <style:text-properties style:font-name="Georgia"/>
    </style:style>
    <style:style style:name="T5" style:family="text">
      <style:text-properties style:font-name="Georgia" fo:font-size="12pt" fo:font-weight="bold"/>
    </style:style>
    <style:style style:name="T6" style:family="text">
      <style:text-properties style:font-name="Georgia" officeooo:rsid="000e9be8"/>
    </style:style>
    <style:style style:name="T7" style:family="text">
      <style:text-properties style:font-name="Georgia" officeooo:rsid="0013c146"/>
    </style:style>
    <style:style style:name="T8" style:family="text">
      <style:text-properties style:font-name="Georgia" fo:font-size="11pt"/>
    </style:style>
    <style:style style:name="T9" style:family="text">
      <style:text-properties style:font-name="Georgia" fo:font-size="11pt" officeooo:rsid="0013c14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list xml:id="list2967613844" text:style-name="L1">
        <text:list-item>
          <text:p text:style-name="P4">We recommend writing the report using R markdown and the provided R markdown template.</text:p>
        </text:list-item>
        <text:list-item>
          <text:p text:style-name="P3">Many of the exercises can be checked automatically using the R package <text:span text:style-name="T2">markmyassignment.</text:span></text:p>
        </text:list-item>
        <text:list-item>
          <text:p text:style-name="P3">We compare the answers to the answers from previous years and to the answers from other students this year. </text:p>
        </text:list-item>
        <text:list-item>
          <text:p text:style-name="P5">assignment 2: exercise on beta-binomial, da fare in classe <text:span text:style-name="T3">(troppo simile alla lezione?)</text:span></text:p>
        </text:list-item>
        <text:list-item>
          <text:p text:style-name="P1">Assignment 3: inference for normal and deviation <text:s/>(troppo simile alla lezione?)</text:p>
          <text:p text:style-name="P1"/>
        </text:list-item>
        <text:list-item>
          <text:p text:style-name="P2"><text:span text:style-name="T4">Assignment 3: </text:span><text:span text:style-name="T5"><text:s/></text:span><text:span text:style-name="T4">Inference for the difference between proportions </text:span><text:span text:style-name="T6">(ok come assignment). <text:s/></text:span><text:span text:style-name="T7">Interessante: </text:span><text:span text:style-name="T1">Frank Harrell’s recommendations </text:span><text:span text:style-name="T9">on h</text:span><text:span text:style-name="T8">ow to state results in Bayesian two group comparison. </text:span></text:p>
        </text:list-item>
        <text:list-item>
          <text:p text:style-name="P6">Assignment 4:no.</text:p>
        </text:list-item>
        <text:list-item>
          <text:p text:style-name="P6">Assignment 5: compute metropolis for the bioassay data – molto carino. Serve coprire a lezione la teoria necessaria. Possibly, making the comparison with PyMC3 implementation (assignment 6) <text:a xlink:type="simple" xlink:href="https://avehtari.github.io/BDA_R_demos/demos_ch3/demo3_6.html" text:style-name="Internet_20_link" text:visited-style-name="Visited_20_Internet_20_Link">https://avehtari.github.io/BDA_R_demos/demos_ch3/demo3_6.html</text:a></text:p>
        </text:list-item>
        <text:list-item>
          <text:p text:style-name="P7">Assignment 7 su linear regression: ok da fare come esercitazione.</text:p>
        </text:list-item>
        <text:list-item>
          <text:p text:style-name="P7">Assignment 8:no</text:p>
        </text:list-item>
        <text:list-item>
          <text:p text:style-name="P7">assignment 9: molto carino, modelli gerarchici. Da dare come assignment. </text:p>
        </text:list-item>
        <text:list-item>
          <text:p text:style-name="P8">Guardare anche gli eserci</text:p>
        </text:list-item>
        <text:list-item>
          <text:p text:style-name="P7">Problema degli assignment: difficile verificare che non copino.</text:p>
        </text:list-item>
        <text:list-item>
          <text:p text:style-name="P9">Progetto: basato sul progetto di Vekhtar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 fo:font-family="Georgia" style:font-family-generic="roman" style:font-pitch="variable" officeooo:rsid="000e9be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4T17:47:26.779830326</meta:creation-date>
    <dc:date>2022-05-25T09:30:32.515524389</dc:date>
    <meta:editing-duration>PT2H42M13S</meta:editing-duration>
    <meta:editing-cycles>7</meta:editing-cycles>
    <meta:generator>LibreOffice/7.2.7.2$MacOSX_X86_64 LibreOffice_project/8d71d29d553c0f7dcbfa38fbfda25ee34cce99a2</meta:generator>
    <meta:document-statistic meta:table-count="0" meta:image-count="0" meta:object-count="0" meta:page-count="1" meta:paragraph-count="15" meta:word-count="179" meta:character-count="1204" meta:non-whitespace-character-count="1047"/>
  </office:meta>
</office:document-meta>
</file>